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3" style:family="paragraph"/>
    <style:style style:name="P38" style:parent-style-name="ListParagraph" style:list-style-name="LFO3" style:family="paragraph"/>
    <style:style style:name="P39" style:parent-style-name="ListParagraph" style:list-style-name="LFO3" style:family="paragraph"/>
    <style:style style:name="P40" style:parent-style-name="ListParagraph" style:list-style-name="LFO3" style:family="paragraph"/>
    <style:style style:name="P41" style:parent-style-name="ListParagraph" style:list-style-name="LFO3" style:family="paragraph"/>
    <style:style style:name="P42" style:parent-style-name="ListParagraph" style:list-style-name="LFO3" style:family="paragraph"/>
    <style:style style:name="P43" style:parent-style-name="ListParagraph" style:list-style-name="LFO3" style:family="paragraph"/>
    <style:style style:name="P44" style:parent-style-name="ListParagraph" style:list-style-name="LFO3" style:family="paragraph"/>
    <style:style style:name="P45" style:parent-style-name="ListParagraph" style:list-style-name="LFO3" style:family="paragraph"/>
  </office:automatic-styles>
  <office:body>
    <office:text text:use-soft-page-breaks="true">
      <text:p text:style-name="P1">Cards</text:p>
      <text:list text:style-name="LFO3" text:continue-numbering="true">
        <text:list-item>
          <text:p text:style-name="P2">Basics</text:p>
          <text:list text:continue-numbering="true">
            <text:list-item>
              <text:p text:style-name="P3">Name</text:p>
              <text:list text:continue-numbering="true">
                <text:list-item>
                  <text:p text:style-name="P4">A descriptive name that identifies the uniqueness of the person, place, thing, or idea that the card represents and offers more specificity than that card’s type</text:p>
                </text:list-item>
              </text:list>
            </text:list-item>
            <text:list-item>
              <text:p text:style-name="P5">Image</text:p>
              <text:list text:continue-numbering="true">
                <text:list-item>
                  <text:p text:style-name="P6">A meaningful visual representation of the card’s notion</text:p>
                </text:list-item>
              </text:list>
            </text:list-item>
            <text:list-item>
              <text:p text:style-name="P7">Type</text:p>
              <text:list text:continue-numbering="true">
                <text:list-item>
                  <text:p text:style-name="P8">Spell</text:p>
                  <text:list text:continue-numbering="true">
                    <text:list-item>
                      <text:p text:style-name="P9">Incantation</text:p>
                      <text:list text:continue-numbering="true">
                        <text:list-item>
                          <text:p text:style-name="P10">Bestows an immediate effect on a person, place, thing, or idea for a the duration of the casting players turn</text:p>
                        </text:list-item>
                      </text:list>
                    </text:list-item>
                    <text:list-item>
                      <text:p text:style-name="P11">Enchantment/Blessing/Curse</text:p>
                      <text:list text:continue-numbering="true">
                        <text:list-item>
                          <text:p text:style-name="P12">Bestows a residual effect<text:s/>or effects<text:s/>on a<text:s/>person, place, thing, idea, or any group or combination therein</text:p>
                        </text:list-item>
                        <text:list-item>
                          <text:p text:style-name="P13">May last for a definite or indefinite amount of time<text:s/></text:p>
                        </text:list-item>
                        <text:list-item>
                          <text:p text:style-name="P14">Choice of name is based upon source of spell</text:p>
                          <text:list text:continue-numbering="true">
                            <text:list-item>
                              <text:p text:style-name="P15">Enchantment – Arcane</text:p>
                            </text:list-item>
                            <text:list-item>
                              <text:p text:style-name="P16">Blessing – Celestial</text:p>
                            </text:list-item>
                            <text:list-item>
                              <text:p text:style-name="P17">Curse - Demoni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Jinx</text:p>
                      <text:list text:continue-numbering="true">
                        <text:list-item>
                          <text:p text:style-name="P19">Sets a trap to be activated by a particular event or action</text:p>
                        </text:list-item>
                      </text:list>
                    </text:list-item>
                  </text:list>
                </text:list-item>
                <text:list-item>
                  <text:p text:style-name="P20">Creature</text:p>
                  <text:list text:continue-numbering="true">
                    <text:list-item>
                      <text:p text:style-name="P21">Animal<text:s/>(i.e. Grey Wolf -&gt; Wolf, Canidae, Giant Rat -&gt; Rat)</text:p>
                    </text:list-item>
                    <text:list-item>
                      <text:p text:style-name="P22">Elemental (i.e. Balrog -&gt; Fire Elemental, Snow Drake -&gt; Ice Elemental)</text:p>
                    </text:list-item>
                    <text:list-item>
                      <text:p text:style-name="P23">Construct (i.e. Grand Golem -&gt; Golem, Wicker Man -&gt; Scarecrow)</text:p>
                    </text:list-item>
                    <text:list-item>
                      <text:p text:style-name="P24">Celestial/Demonic (i.e. Archangel -&gt; Angel,<text:s/>Malebranche -&gt; Demon)</text:p>
                    </text:list-item>
                  </text:list>
                </text:list-item>
                <text:list-item>
                  <text:p text:style-name="P25">Mana Source</text:p>
                  <text:list text:continue-numbering="true">
                    <text:list-item>
                      <text:p text:style-name="P26">Consumption<text:s/>and Infusion</text:p>
                      <text:list text:continue-numbering="true">
                        <text:list-item>
                          <text:p text:style-name="P27">Literal consumption of a person, creature, or other significantly magic thing</text:p>
                        </text:list-item>
                        <text:list-item>
                          <text:p text:style-name="P28">Channeling power from person, place, or thing projecting it (i.e. standing in a magic fountain)</text:p>
                        </text:list-item>
                        <text:list-item>
                          <text:p text:style-name="P29">Blood infusion (i.e. consumption of magical person or creature’s blood or by being born of magical lineage)</text:p>
                        </text:list-item>
                      </text:list>
                    </text:list-item>
                    <text:list-item>
                      <text:p text:style-name="P30">Education</text:p>
                      <text:list text:continue-numbering="true">
                        <text:list-item>
                          <text:p text:style-name="P31">Books</text:p>
                        </text:list-item>
                        <text:list-item>
                          <text:p text:style-name="P32">Scrolls</text:p>
                        </text:list-item>
                        <text:list-item>
                          <text:p text:style-name="P33">Runes</text:p>
                        </text:list-item>
                        <text:list-item>
                          <text:p text:style-name="P34">Word of mouth</text:p>
                        </text:list-item>
                      </text:list>
                    </text:list-item>
                    <text:list-item>
                      <text:p text:style-name="P35">Divine or Unholy Intervention</text:p>
                      <text:list text:continue-numbering="true">
                        <text:list-item>
                          <text:p text:style-name="P36">Power of god/demigod (good or evil)</text:p>
                        </text:list-item>
                        <text:list-item>
                          <text:p text:style-name="P37">Help from angels</text:p>
                        </text:list-item>
                        <text:list-item>
                          <text:p text:style-name="P38">Demonic possession</text:p>
                        </text:list-item>
                      </text:list>
                    </text:list-item>
                  </text:list>
                </text:list-item>
                <text:list-item>
                  <text:p text:style-name="P39">Item</text:p>
                </text:list-item>
              </text:list>
            </text:list-item>
            <text:list-item>
              <text:p text:style-name="P40">Mana Cost</text:p>
            </text:list-item>
            <text:list-item>
              <text:p text:style-name="P41">Attack</text:p>
            </text:list-item>
            <text:list-item>
              <text:p text:style-name="P42">Defense</text:p>
            </text:list-item>
            <text:list-item>
              <text:p text:style-name="P43">Color</text:p>
            </text:list-item>
            <text:list-item>
              <text:p text:style-name="P44">Description</text:p>
            </text:list-item>
          </text:list>
        </text:list-item>
        <text:list-item>
          <text:p text:style-name="P4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panski, Timothy</meta:initial-creator>
    <dc:creator>Stepanski, Timothy</dc:creator>
    <meta:creation-date>2017-11-08T21:15:00Z</meta:creation-date>
    <dc:date>2017-11-08T21:15:00Z</dc:date>
    <meta:template xlink:href="Normal.dotm" xlink:type="simple"/>
    <meta:editing-cycles>2</meta:editing-cycles>
    <meta:editing-duration>PT0S</meta:editing-duration>
    <meta:document-statistic meta:page-count="2" meta:paragraph-count="3" meta:word-count="225" meta:character-count="1509" meta:row-count="10" meta:non-whitespace-character-count="1287"/>
  </office:meta>
</office:document-meta>
</file>